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132cm" svg:y="3.26cm">
            <draw:object draw:notify-on-update-of-ranges="Sheet1.A2:Sheet1.A6 Sheet1.B1:Sheet1.B1 Sheet1.B2:Sheet1.B6 Sheet1.C1:Sheet1.C1 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7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2163" calcext:value-type="float">
            <text:p>0,692163</text:p>
          </table:table-cell>
          <table:table-cell office:value-type="float" office:value="0.99" calcext:value-type="float">
            <text:p>0,99</text:p>
          </table:table-cell>
          <table:table-cell office:value-type="float" office:value="1.62805046115" calcext:value-type="float">
            <text:p>1,6280504612</text:p>
          </table:table-cell>
          <table:table-cell office:value-type="float" office:value="2.70835278102" calcext:value-type="float">
            <text:p>2,708352781</text:p>
          </table:table-cell>
          <table:table-cell office:value-type="float" office:value="1.78523752412" calcext:value-type="float">
            <text:p>1,7852375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759704038" calcext:value-type="float">
            <text:p>0,2175970404</text:p>
          </table:table-cell>
          <table:table-cell office:value-type="float" office:value="0.98" calcext:value-type="float">
            <text:p>0,98</text:p>
          </table:table-cell>
          <table:table-cell office:value-type="float" office:value="2.13214305548" calcext:value-type="float">
            <text:p>2,1321430555</text:p>
          </table:table-cell>
          <table:table-cell office:value-type="float" office:value="4.6226783044" calcext:value-type="float">
            <text:p>4,6226783044</text:p>
          </table:table-cell>
          <table:table-cell office:value-type="float" office:value="2.08866078442" calcext:value-type="float">
            <text:p>2,08866078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26379495" calcext:value-type="float">
            <text:p>0,1326379495</text:p>
          </table:table-cell>
          <table:table-cell office:value-type="float" office:value="0.73854630687" calcext:value-type="float">
            <text:p>0,7385463069</text:p>
          </table:table-cell>
          <table:table-cell office:value-type="float" office:value="2.79869323608" calcext:value-type="float">
            <text:p>2,7986932361</text:p>
          </table:table-cell>
          <table:table-cell office:value-type="float" office:value="5.9191545249" calcext:value-type="float">
            <text:p>5,9191545249</text:p>
          </table:table-cell>
          <table:table-cell office:value-type="float" office:value="2.10165901871" calcext:value-type="float">
            <text:p>2,1016590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253212397" calcext:value-type="float">
            <text:p>0,092532124</text:p>
          </table:table-cell>
          <table:table-cell office:value-type="float" office:value="0.59114219999" calcext:value-type="float">
            <text:p>0,5911422</text:p>
          </table:table-cell>
          <table:table-cell office:value-type="float" office:value="3.10294803029" calcext:value-type="float">
            <text:p>3,1029480303</text:p>
          </table:table-cell>
          <table:table-cell office:value-type="float" office:value="6.17112635957" calcext:value-type="float">
            <text:p>6,1711263596</text:p>
          </table:table-cell>
          <table:table-cell office:value-type="float" office:value="2.10165901871" calcext:value-type="float">
            <text:p>2,1016590187</text:p>
          </table:table-cell>
        </table:table-row>
        <table:table-row table:style-name="ro1" table:number-rows-repeated="24">
          <table:table-cell table:number-columns-repeated="6"/>
        </table:table-row>
        <table:table-row table:style-name="ro1">
          <table:table-cell/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.961365e-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.72316e-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.820505e-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9866e-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4.28107e-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-00-0000</text:date>, <text:time style:data-style-name="N2" text:time-value="19:36:11.694331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7:15:51.943502810</meta:creation-date>
    <dc:date>2016-11-07T19:36:29.301557071</dc:date>
    <meta:editing-duration>PT7M35S</meta:editing-duration>
    <meta:editing-cycles>2</meta:editing-cycles>
    <meta:generator>LibreOffice/4.2.8.2$Linux_X86_64 LibreOffice_project/420m0$Build-2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71cm" svg:y="0.316cm" chart:style-name="ch2">
          <text:p>Multithreading speedup of wave equation calculation</text:p>
        </chart:title>
        <chart:legend chart:legend-position="end" svg:x="13.942cm" svg:y="3.205cm" style:legend-expansion="high" chart:style-name="ch3"/>
        <chart:plot-area chart:style-name="ch4" table:cell-range-address="Sheet1.A2:Sheet1.F6 Sheet1.B1:Sheet1.F1" chart:data-source-has-labels="both" svg:x="1.331cm" svg:y="1.301cm" svg:width="12.291cm" svg:height="6.538cm">
          <chartooo:coordinate-region svg:x="1.767cm" svg:y="1.501cm" svg:width="11.761cm" svg:height="5.691cm"/>
          <chart:axis chart:dimension="x" chart:name="primary-x" chart:style-name="ch5" chartooo:axis-type="auto">
            <chartooo:date-scale/>
            <chart:title svg:x="6.109cm" svg:y="8.019cm" chart:style-name="ch6">
              <text:p>Amount of threads</text:p>
            </chart:title>
            <chart:categories table:cell-range-address="Sheet1.A2:Sheet1.A6"/>
          </chart:axis>
          <chart:axis chart:dimension="y" chart:name="primary-y" chart:style-name="ch5">
            <chart:title svg:x="0.451cm" svg:y="5.289cm" chart:style-name="ch7">
              <text:p>Speedup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series chart:style-name="ch10" chart:values-cell-range-address="Sheet1.C2:Sheet1.C6" chart:label-cell-address="Sheet1.C1:Sheet1.C1" chart:class="chart:line">
            <chart:data-point chart:repeated="5"/>
          </chart:series>
          <chart:series chart:style-name="ch11" chart:values-cell-range-address="Sheet1.D2:Sheet1.D6" chart:label-cell-address="Sheet1.D1:Sheet1.D1" chart:class="chart:line">
            <chart:data-point chart:repeated="5"/>
          </chart:series>
          <chart:series chart:style-name="ch12" chart:values-cell-range-address="Sheet1.E2:Sheet1.E6" chart:label-cell-address="Sheet1.E1:Sheet1.E1" chart:class="chart:line">
            <chart:data-point chart:repeated="5"/>
          </chart:series>
          <chart:series chart:style-name="ch13" chart:values-cell-range-address="Sheet1.F2:Sheet1.F6" chart:label-cell-address="Sheet1.F1:Sheet1.F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3</text:p>
                <draw:g>
                  <svg:desc>Sheet1.B1:Sheet1.B1</svg:desc>
                </draw:g>
              </table:table-cell>
              <table:table-cell office:value-type="string">
                <text:p>10^4</text:p>
                <draw:g>
                  <svg:desc>Sheet1.C1:Sheet1.C1</svg:desc>
                </draw:g>
              </table:table-cell>
              <table:table-cell office:value-type="string">
                <text:p>10^5</text:p>
                <draw:g>
                  <svg:desc>Sheet1.D1:Sheet1.D1</svg:desc>
                </draw:g>
              </table:table-cell>
              <table:table-cell office:value-type="string">
                <text:p>10^6</text:p>
                <draw:g>
                  <svg:desc>Sheet1.E1:Sheet1.E1</svg:desc>
                </draw:g>
              </table:table-cell>
              <table:table-cell office:value-type="string">
                <text:p>10^7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1">
                <text:p>1</text:p>
                <draw:g>
                  <svg:desc>Sheet1.B2:Sheet1.B6</svg:desc>
                </draw:g>
              </table:table-cell>
              <table:table-cell office:value-type="float" office:value="1">
                <text:p>1</text:p>
                <draw:g>
                  <svg:desc>Sheet1.C2:Sheet1.C6</svg:desc>
                </draw:g>
              </table:table-cell>
              <table:table-cell office:value-type="float" office:value="1">
                <text:p>1</text:p>
                <draw:g>
                  <svg:desc>Sheet1.D2:Sheet1.D6</svg:desc>
                </draw:g>
              </table:table-cell>
              <table:table-cell office:value-type="float" office:value="1">
                <text:p>1</text:p>
                <draw:g>
                  <svg:desc>Sheet1.E2:Sheet1.E6</svg:desc>
                </draw:g>
              </table:table-cell>
              <table:table-cell office:value-type="float" office:value="1">
                <text:p>1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92163">
                <text:p>0.692163</text:p>
              </table:table-cell>
              <table:table-cell office:value-type="float" office:value="0.99">
                <text:p>0.99</text:p>
              </table:table-cell>
              <table:table-cell office:value-type="float" office:value="1.62805046115">
                <text:p>1.62805046115</text:p>
              </table:table-cell>
              <table:table-cell office:value-type="float" office:value="2.70835278102">
                <text:p>2.70835278102</text:p>
              </table:table-cell>
              <table:table-cell office:value-type="float" office:value="1.78523752412">
                <text:p>1.785237524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759704038">
                <text:p>0.21759704038</text:p>
              </table:table-cell>
              <table:table-cell office:value-type="float" office:value="0.98">
                <text:p>0.98</text:p>
              </table:table-cell>
              <table:table-cell office:value-type="float" office:value="2.13214305548">
                <text:p>2.13214305548</text:p>
              </table:table-cell>
              <table:table-cell office:value-type="float" office:value="4.6226783044">
                <text:p>4.6226783044</text:p>
              </table:table-cell>
              <table:table-cell office:value-type="float" office:value="2.08866078442">
                <text:p>2.0886607844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326379495">
                <text:p>0.1326379495</text:p>
              </table:table-cell>
              <table:table-cell office:value-type="float" office:value="0.73854630687">
                <text:p>0.73854630687</text:p>
              </table:table-cell>
              <table:table-cell office:value-type="float" office:value="2.79869323608">
                <text:p>2.79869323608</text:p>
              </table:table-cell>
              <table:table-cell office:value-type="float" office:value="5.9191545249">
                <text:p>5.9191545249</text:p>
              </table:table-cell>
              <table:table-cell office:value-type="float" office:value="2.10165901871">
                <text:p>2.101659018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253212397">
                <text:p>0.09253212397</text:p>
              </table:table-cell>
              <table:table-cell office:value-type="float" office:value="0.59114219999">
                <text:p>0.59114219999</text:p>
              </table:table-cell>
              <table:table-cell office:value-type="float" office:value="3.10294803029">
                <text:p>3.10294803029</text:p>
              </table:table-cell>
              <table:table-cell office:value-type="float" office:value="6.17112635957">
                <text:p>6.17112635957</text:p>
              </table:table-cell>
              <table:table-cell office:value-type="float" office:value="2.10165901871">
                <text:p>2.10165901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